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text:list-style style:name="SectionEnum-ul" style:display-name="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SectionEnum-ol" style:display-name="SectionEnum-ol">
      <text:list-level-style-number style:num-suffix=")" style:num-prefix="(" text:start-value="None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)" style:num-prefix="(" text:start-value="None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)" style:num-prefix="(" text:start-value="None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)" style:num-prefix="(" text:start-value="None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)" style:num-prefix="(" text:start-value="None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)" style:num-prefix="(" text:start-value="None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)" style:num-prefix="(" text:start-value="None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)" style:num-prefix="(" text:start-value="None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)" style:num-prefix="(" text:start-value="None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)" style:num-prefix="(" text:start-value="None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SubSectionEnum-ul" style:display-name="Sub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SubSectionEnum-ol" style:display-name="SubSection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RomanEnum-ul" style:display-name="RomanEnum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RomanEnum-ol" style:display-name="RomanEnum-ol">
      <text:list-level-style-number style:num-suffix=")" style:num-prefix="(" text:start-value="None" text:level="1" style:num-format="i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)" style:num-prefix="(" text:start-value="None" text:level="2" style:num-format="i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)" style:num-prefix="(" text:start-value="None" text:level="3" style:num-format="i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)" style:num-prefix="(" text:start-value="None" text:level="4" style:num-format="i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)" style:num-prefix="(" text:start-value="None" text:level="5" style:num-format="i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)" style:num-prefix="(" text:start-value="None" text:level="6" style:num-format="i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)" style:num-prefix="(" text:start-value="None" text:level="7" style:num-format="i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)" style:num-prefix="(" text:start-value="None" text:level="8" style:num-format="i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)" style:num-prefix="(" text:start-value="None" text:level="9" style:num-format="i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)" style:num-prefix="(" text:start-value="None" text:level="10" style:num-format="i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Simple-ul" style:display-name="Simple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Simple-ol" style:display-name="Simple-ol">
      <text:list-level-style-number style:num-suffix="" style:num-prefix="" text:start-value="1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1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1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1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1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1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1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1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1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1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WHEREAS: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WHEREAS: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WHEREAS: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WHEREAS: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WHEREAS: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WHEREAS: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WHEREAS: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WHEREAS: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WHEREAS: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MyList-ul" style:display-name="MyList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MyList-ol" style:display-name="MyList-ol">
      <text:list-level-style-number style:num-suffix="" style:num-prefix="" text:start-value="RESOLVED: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RESOLVED: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RESOLVED: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RESOLVED: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RESOLVED: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RESOLVED: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RESOLVED: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RESOLVED: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RESOLVED: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RESOLVED: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WHEREAS: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WHEREAS: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WHEREAS: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WHEREAS: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WHEREAS: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WHEREAS: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WHEREAS: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WHEREAS: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WHEREAS: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Resolutions-ul" style:display-name="Resolutions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Resolutions-ol" style:display-name="Resolutions-ol">
      <text:list-level-style-number style:num-suffix="" style:num-prefix="" text:start-value="RESOLVED: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RESOLVED: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RESOLVED: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RESOLVED: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RESOLVED: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RESOLVED: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RESOLVED: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RESOLVED: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RESOLVED: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RESOLVED: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Articles-ol" style:display-name="Articles-ol">
      <text:list-level-style-number style:num-suffix=":" style:num-prefix="" text:start-value="None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:" style:num-prefix="" text:start-value="None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:" style:num-prefix="" text:start-value="None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:" style:num-prefix="" text:start-value="None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:" style:num-prefix="" text:start-value="None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:" style:num-prefix="" text:start-value="None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:" style:num-prefix="" text:start-value="None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:" style:num-prefix="" text:start-value="None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:" style:num-prefix="" text:start-value="None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:" style:num-prefix="" text:start-value="None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Articles-ol" style:display-name="Articles-ol">
      <text:list-level-style-number style:num-suffix=":" style:num-prefix="" text:start-value="None" text:level="1" style:num-format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:" style:num-prefix="" text:start-value="None" text:level="2" style:num-format="1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:" style:num-prefix="" text:start-value="None" text:level="3" style:num-format="1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:" style:num-prefix="" text:start-value="None" text:level="4" style:num-format="1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:" style:num-prefix="" text:start-value="None" text:level="5" style:num-format="1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:" style:num-prefix="" text:start-value="None" text:level="6" style:num-format="1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:" style:num-prefix="" text:start-value="None" text:level="7" style:num-format="1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:" style:num-prefix="" text:start-value="None" text:level="8" style:num-format="1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:" style:num-prefix="" text:start-value="None" text:level="9" style:num-format="1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:" style:num-prefix="" text:start-value="None" text:level="10" style:num-format="1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before="page"/>
    </style: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  <style:style style:family="paragraph" style:name="Sp1" style:display-name="Sp1">
      <style:paragraph-properties style:line-spacing="72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6.35mm" fo:text-indent="-6.35mm" text:list-tab-stop-position="6.35mm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12.7mm" fo:text-indent="-6.35mm" text:list-tab-stop-position="12.7mm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19.05mm" fo:text-indent="-6.35mm" text:list-tab-stop-position="19.05mm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25.4mm" fo:text-indent="-6.35mm" text:list-tab-stop-position="25.4mm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31.75mm" fo:text-indent="-6.35mm" text:list-tab-stop-position="31.75mm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38.1mm" fo:text-indent="-6.35mm" text:list-tab-stop-position="38.1mm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44.45mm" fo:text-indent="-6.35mm" text:list-tab-stop-position="44.45mm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50.8mm" fo:text-indent="-6.35mm" text:list-tab-stop-position="50.8mm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57.15mm" fo:text-indent="-6.35mm" text:list-tab-stop-position="57.15mm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63.5mm" fo:text-indent="-6.35mm" text:list-tab-stop-position="63.5mm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Default1-ul">
        <text:list-item text:start-value="1">
          <text:p text:style-name="PDefault-ul"><text:span text:style-name="T3"> unordered 1 </text:span></text:p>
        </text:list-item>
        <text:list-item>
          <text:p text:style-name="PDefault-ul"><text:span text:style-name="T4"> 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 Page </text:span><text:page-number/></text:p>
      <text:p text:style-name="PageBreak1"/>
      <text:list text:style-name="Default2-ol">
        <text:list-item text:start-value="1">
          <text:p text:style-name="PDefault-ol"><text:span text:style-name="T12">Numbered List 1</text:span></text:p>
        </text:list-item>
        <text:list-item>
          <text:p text:style-name="PDefault-ol"><text:span text:style-name="T13">Numbered List 2</text:span></text:p>
        </text:list-item>
        <text:list-item>
          <text:p text:style-name="PDefault-ol"><text:span text:style-name="T14">Numbered List 3</text:span></text:p>
        </text:list-item>
      </text:list>
      <text:p text:style-name="Normal"><text:a xlink:type="simple" xlink:href="http://www.google.com">Google</text:a></text:p>
      <text:p text:style-name="Sp1"/>
      <text:list text:style-name="Default3-ol">
        <text:list-item text:start-value="1">
          <text:p text:style-name="PDefault-o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BodPa"><text:span text:style-name="T19"> Paragraph with a border and a padding. </text:span><text:line-break/><text:span text:style-name="T20"/><text:span text:style-name="T21">Note:</text:span><text:span text:style-name="T22"> The padding only affects the position of the border, not the paragraph text. </text:span></text:p>
      <text:p text:style-name="Normal"><text:span text:style-name="T23"> </text:span><text:page-number/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 fo:font-weight="bold"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